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leek Virtual Machine</text:p>
      <text:p text:style-name="Normal">January 3rd-5th 2013</text:p>
      <text:p text:style-name="Normal">Version 1</text:p>
      <text:p text:style-name="Normal">Revision 5</text:p>
      <text:p text:style-name="Normal">“Ardent”</text:p>
      <text:p text:style-name="Normal">The <text:s/>Sleek <text:s/>Virtual <text:s/>Machine <text:s/>is <text:s/>an <text:s/>innovative</text:p>
      <text:p text:style-name="Normal">programming platform, aiming to deliver <text:s/>to</text:p>
      <text:p text:style-name="Normal">application <text:s/>developers <text:s/>an <text:s/>open <text:s/>and <text:s/>crossplatform alternative to proprietary solutions.</text:p>
      <text:p text:style-name="Normal">Silas NordgrenPreface</text:p>
      <text:p text:style-name="Normal">The Sleek Virtual Machine specification was written to fully document the design of an</text:p>
      <text:p text:style-name="Normal">abstract virtual machine referred to as the Sleek Virtual Machine. This abstract virtual</text:p>
      <text:p text:style-name="Normal">machine can be implemented as a software program on a computer platform, or as a</text:p>
      <text:p text:style-name="Normal">complex instruction set computing hardware processor itself, depending on the needs of</text:p>
      <text:p text:style-name="Normal">the implementer. This document was written with these implementers in mind, and does</text:p>
      <text:p text:style-name="Normal">not <text:s/>refer <text:s/>to <text:s/>any <text:s/>particular <text:s/>implementation <text:s/>of <text:s/>the <text:s/>concepts <text:s/>defined <text:s/>within. <text:s/>An</text:p>
      <text:p text:style-name="Normal">implementation <text:s/>of <text:s/>the <text:s/>Sleek <text:s/>Virtual <text:s/>Machine <text:s/>must <text:s/>follow <text:s/>every <text:s/>rule <text:s/>defined <text:s/>in <text:s/>this</text:p>
      <text:p text:style-name="Normal">document; the phrases 'should' and 'should not' are to be treated as rules that require</text:p>
      <text:p text:style-name="Normal">inclusion and exclusion, respectively.<text:s/></text:p>
      <text:p text:style-name="Normal">The phrase 'primarily used' defines required behavior of a feature, but this feature can</text:p>
      <text:p text:style-name="Normal">be <text:s/>adapted <text:s/>to <text:s/>include <text:s/>other <text:s/>functionality <text:s/>as <text:s/>long <text:s/>as <text:s/>the <text:s/>functionality <text:s/>defined <text:s/>after</text:p>
      <text:p text:style-name="Normal">'primarily used' is satisfied.</text:p>
      <text:p text:style-name="Normal">The <text:s/>phrase <text:s/>'may' <text:s/>marks <text:s/>a <text:s/>feature <text:s/>not <text:s/>required <text:s/>in <text:s/>an <text:s/>implementation, <text:s/>but <text:s/>rather</text:p>
      <text:p text:style-name="Normal">allowed. The phrase 'implementers are encouraged' is a stronger version of may, where</text:p>
      <text:p text:style-name="Normal">the implementer isn't just allowed, but also encouraged and wanted to implementation</text:p>
      <text:p text:style-name="Normal">further functionality, and document it in a separate specification for possible inclusion</text:p>
      <text:soft-page-break/>
      <text:p text:style-name="Normal">within the main specification of the Sleek Virtual Machine.</text:p>
      <text:p text:style-name="Normal">The phrase 'compliant implementation' refers to an implementation of the Sleek Virtual</text:p>
      <text:p text:style-name="Normal">Machine that follows all the requirements defined in this document. The phrase 'strictly</text:p>
      <text:p text:style-name="Normal">compliant implementation' refers to an implementation of the Sleek Virtual Machine that</text:p>
      <text:p text:style-name="Normal">includes no more and no less functionality than what is defined in this document.</text:p>
      <text:p text:style-name="Normal">1. Introduction</text:p>
      <text:p text:style-name="Normal">1.1. Sleek Virtual Machine</text:p>
      <text:p text:style-name="Normal">The Sleek Virtual Machine is an abstract computing machine, such as the Java</text:p>
      <text:p text:style-name="Normal">Virtual Machine, and has an instruction set just like any computer. <text:s/>It is tied to</text:p>
      <text:p text:style-name="Normal">the <text:s/>Sleek <text:s/>Instruction <text:s/>Set, <text:s/>which <text:s/>defines <text:s/>the <text:s/>rules <text:s/>to <text:s/>the <text:s/>input <text:s/>to <text:s/>the <text:s/>virtual</text:p>
      <text:p text:style-name="Normal">machine.</text:p>
      <text:p text:style-name="Normal">2. Internal Structure</text:p>
      <text:p text:style-name="Normal">The <text:s/>Sleek <text:s/>Virtual <text:s/>Machine <text:s/>has <text:s/>a <text:s/>few <text:s/>required <text:s/>internal <text:s/>components <text:s/>for <text:s/>proper</text:p>
      <text:p text:style-name="Normal">functionality that are used by the Sleek Instruction Set. They are documented here.</text:p>
      <text:p text:style-name="Normal">2.1. Rationale</text:p>
      <text:p text:style-name="Normal">The Sleek Virtual Machine interprets a set of bytes stored in a file format. A few</text:p>
      <text:p text:style-name="Normal">internal <text:s/>facilities <text:s/>are <text:s/>required <text:s/>to <text:s/>support <text:s/>this <text:s/>model <text:s/>of <text:s/>execution. <text:s/>They <text:s/>are</text:p>
      <text:p text:style-name="Normal">outlined below.</text:p>
      <text:p text:style-name="Normal">The phrase 'thread' refers to a thread of execution, a<text:s/></text:p>
      <text:p text:style-name="Normal">The phrase 'global' defines a component that is the same across all threads of</text:p>
      <text:p text:style-name="Normal">the virtual machine, and it's only instance is in the main thread, while the phrase</text:p>
      <text:p text:style-name="Normal">'thread-local' defines a component that has one instance for each thread running</text:p>
      <text:p text:style-name="Normal">in the virtual machine. Thread-local components have global versions in the main</text:p>
      <text:p text:style-name="Normal">thread, <text:s/>however <text:s/>they <text:s/>are <text:s/>invisible <text:s/>in <text:s/>spawned <text:s/>threads, <text:s/>who <text:s/>have <text:s/>their <text:s/>own</text:p>
      <text:p text:style-name="Normal">thread-local components.</text:p>
      <text:soft-page-break/>
      <text:p text:style-name="Normal">The <text:s/>decision <text:s/>to <text:s/>use <text:s/>registers <text:s/>primarily <text:s/>instead <text:s/>of <text:s/>a <text:s/>primarily <text:s/>stack-oriented</text:p>
      <text:p text:style-name="Normal">virtual machine is based on the belief that registers lead to lesser amounts of</text:p>
      <text:p text:style-name="Normal">copied <text:s/>values, <text:s/>which <text:s/>means <text:s/>more efficiency, <text:s/>which <text:s/>is <text:s/>part <text:s/>of <text:s/>the <text:s/>goal <text:s/>of <text:s/>the</text:p>
      <text:p text:style-name="Normal">Sleek Virtual Machine.</text:p>
      <text:p text:style-name="Normal">2.2. Registers</text:p>
      <text:p text:style-name="Normal">The Sleek Virtual Machine contains a set of registers manipulated by the SleekInstruction Set. These registers form the primarily variables of a program written</text:p>
      <text:p text:style-name="Normal">for the Sleek Virtual Machine. Each register holds 64 bits, but can be treated as</text:p>
      <text:p text:style-name="Normal">any 8-bit, 16-bit, 32-bit or 64-bit signed or unsigned integer, as well as a 32-bit</text:p>
      <text:p text:style-name="Normal">or 64-bit floating point value.</text:p>
      <text:p text:style-name="Normal">An implementation <text:s/>of <text:s/>the <text:s/>Sleek <text:s/>Virtual <text:s/>Machine <text:s/>may <text:s/>choose <text:s/>to <text:s/>implement</text:p>
      <text:p text:style-name="Normal">further registers than those supplied here. <text:s/>A table of the required registers can</text:p>
      <text:p text:style-name="Normal">be found in section 3.3 Registers.<text:s/></text:p>
      <text:p text:style-name="Normal">The registers are global components of the Sleek Virtual Machine.</text:p>
      <text:p text:style-name="Normal">2.3. Stack</text:p>
      <text:p text:style-name="Normal">The <text:s/>Sleek <text:s/>Virtual <text:s/>Machine <text:s/>contains <text:s/>a <text:s/>stack, <text:s/>a <text:s/>last-in-first-out <text:s/>structure <text:s/>that</text:p>
      <text:p text:style-name="Normal">primarily operates on bytes and combinations of bytes.</text:p>
      <text:p text:style-name="Normal">The stack is a thread-local component of the Sleek Virtual Machine.</text:p>
      <text:p text:style-name="Normal">2.4. Constant Table</text:p>
      <text:p text:style-name="Normal">The Sleek Virtual Machine contains the ability to define constants at runtime, as</text:p>
      <text:p text:style-name="Normal">well as at compile time through a preprocessor. The constant table is a key-value</text:p>
      <text:p text:style-name="Normal">data structure that can only take.</text:p>
      <text:p text:style-name="Normal">The constant table is <text:s/>a thread-local component, <text:s/>however, each instance of the</text:p>
      <text:p text:style-name="Normal">constant <text:s/>table <text:s/>inherit <text:s/>the <text:s/>key-values <text:s/>found in <text:s/>the <text:s/>constant <text:s/>table <text:s/>found <text:s/>in <text:s/>the</text:p>
      <text:p text:style-name="Normal">main thread at the time of their creation.</text:p>
      <text:p text:style-name="Normal">3. Sleek Instruction Set</text:p>
      <text:soft-page-break/>
      <text:p text:style-name="Normal">The Sleek Virtual Machine reads the programs that it executes from files, byte by byte.</text:p>
      <text:p text:style-name="Normal">These bytes form a program with the Sleek Instruction Set, which is a set of rules for</text:p>
      <text:p text:style-name="Normal">the bytes that are interpreted in the virtual machine. The instruction set is designed to</text:p>
      <text:p text:style-name="Normal">be compact and to not enforce impractical and inefficient restrictions on the file format,</text:p>
      <text:p text:style-name="Normal">however,<text:s/></text:p>
      <text:p text:style-name="Normal">3.1. Rationale</text:p>
      <text:p text:style-name="Normal">The <text:s/>Sleek <text:s/>Virtual <text:s/>Machine <text:s/>interprets <text:s/>a <text:s/>set <text:s/>of <text:s/>bytes <text:s/>stored <text:s/>in <text:s/>a <text:s/>file <text:s/>format,</text:p>
      <text:p text:style-name="Normal">instead <text:s/>of <text:s/>actively <text:s/>interpreting <text:s/>source <text:s/>files <text:s/>in <text:s/>the <text:s/>language. <text:s/>The <text:s/>compiler</text:p>
      <text:p text:style-name="Normal">required <text:s/>to <text:s/>translate <text:s/>between <text:s/>source <text:s/>files <text:s/>and <text:s/>the <text:s/>set <text:s/>of <text:s/>bytes, <text:s/>“bytecode”,</text:p>
      <text:p text:style-name="Normal">introduces more complexity, however, a compiler need not be implemented for</text:p>
      <text:p text:style-name="Normal">each implementation of the Sleek Virtual Machine, as bytecode produced by one</text:p>
      <text:p text:style-name="Normal">compiler <text:s/>is <text:s/>not <text:s/>tied <text:s/>to <text:s/>any <text:s/>platform, <text:s/>unlike <text:s/>implementations <text:s/>of <text:s/>the <text:s/>virtual</text:p>
      <text:p text:style-name="Normal">machine, which require operating system-dependent calls to function.<text:s/></text:p>
      <text:p text:style-name="Normal">The compiler can provide optimizations that would not be possible to do using</text:p>
      <text:p text:style-name="Normal">pure interpretation of the source, as these optimizations cannot be realistically</text:p>
      <text:p text:style-name="Normal">performed in realtime.<text:s/></text:p>
      <text:p text:style-name="Normal">The use of <text:s/>bytecode also simplifies potential ahead-of-time compilation, where</text:p>
      <text:p text:style-name="Normal">the bytecode is translated into native code prior to runtime, as well as just-intime <text:s/>compilation, <text:s/>where <text:s/>the <text:s/>bytecode <text:s/>is <text:s/>translated <text:s/>into <text:s/>native <text:s/>code <text:s/>during</text:p>
      <text:p text:style-name="Normal">runtime. On certain processor architectures, instructions in the Sleek Instruction</text:p>
      <text:p text:style-name="Normal">Set might match one or a few processor instructions exactly, making for optimal</text:p>
      <text:p text:style-name="Normal">execution on that platform.</text:p>
      <text:p text:style-name="Normal">3.2. Concepts</text:p>
      <text:p text:style-name="Normal">The concepts behind the Sleek Instruction Set are similar to that of most other</text:p>
      <text:p text:style-name="Normal">virtual <text:s/>machine <text:s/>and <text:s/>processor <text:s/>instruction <text:s/>sets, <text:s/>albeit <text:s/>at <text:s/>a <text:s/>medium <text:s/>level <text:s/>ofabstraction, unlike virtual machines who often have a high level of abstraction,</text:p>
      <text:soft-page-break/>
      <text:p text:style-name="Normal">and processors, who have a low level of abstraction. The Sleek Instruction Set is</text:p>
      <text:p text:style-name="Normal">designed to <text:s/>offer the low-level instructions <text:s/>for maximal <text:s/>results <text:s/>when mapping</text:p>
      <text:p text:style-name="Normal">bytecodes <text:s/>to <text:s/>native <text:s/>processor <text:s/>instructions, <text:s/>while <text:s/>offering <text:s/>high-level <text:s/>constructs</text:p>
      <text:p text:style-name="Normal">that allow for more efficiency.</text:p>
      <text:p text:style-name="Normal">3.3. Registers</text:p>
      <text:p text:style-name="Normal">The Sleek Virtual Machine contains 16 registers, that are all directly supported in</text:p>
      <text:p text:style-name="Normal">the instruction set. Quite a few of the registers serve as arguments to, or return</text:p>
      <text:p text:style-name="Normal">values from, the instructions. Each one of the registers holds 64 bits, and can be</text:p>
      <text:p text:style-name="Normal">treated as signed and unsigned integers, as well as floating point values.<text:s/></text:p>
      <text:p text:style-name="Normal">Name Byte Description</text:p>
      <text:p text:style-name="Normal">ERR 0×0 The ERR register name stands for error and is primarily used to</text:p>
      <text:p text:style-name="Normal">keep track of any errors that may have occurred in the virtual</text:p>
      <text:p text:style-name="Normal">machine, or as a result of executed instructions.</text:p>
      <text:p text:style-name="Normal">PCT 0×1 The PCT register name stands for program counter and is primarily</text:p>
      <text:p text:style-name="Normal">used to keep track of the top value of the stack.</text:p>
      <text:p text:style-name="Normal">RPT 0×2 The RPT register stands for return pointer and is primarily used to</text:p>
      <text:p text:style-name="Normal">keep track of the last value that was jumped from.</text:p>
      <text:p text:style-name="Normal">SPT 0×3 The SPT register name stands for stack pointer and is primarily</text:p>
      <text:p text:style-name="Normal">used to keep track of the top value of the stack.</text:p>
      <text:p text:style-name="Normal">CTG 0×4 The CTG register name stands for callback trigger and is primarily</text:p>
      <text:p text:style-name="Normal">used to test whether or not to execute a callback subroutine.</text:p>
      <text:p text:style-name="Normal">PTS 0×5 The PTS register name stands for pointer storage and is primarily</text:p>
      <text:p text:style-name="Normal">used to pass pointers from managed and native code.</text:p>
      <text:p text:style-name="Normal">TDF 0×6 The TDF register stands for type definition and is primarily used</text:p>
      <text:p text:style-name="Normal">to distinguish between possible representations of data sent to</text:p>
      <text:soft-page-break/>
      <text:p text:style-name="Normal">instructions.</text:p>
      <text:p text:style-name="Normal">EXC 0×7 The EXC register stands for exception and is primarily used to</text:p>
      <text:p text:style-name="Normal">contain pointers to exception objects.</text:p>
      <text:p text:style-name="Normal">CNC 0×8 The CNC register name stands for constant cache and is primarily</text:p>
      <text:p text:style-name="Normal">used to store the value of temporary constants on their way to and</text:p>
      <text:p text:style-name="Normal">from the constant table.</text:p>
      <text:p text:style-name="Normal">OFF 0×9 The OFF register name stands for offset and is primarily used to</text:p>
      <text:p text:style-name="Normal">hold offsets to values.</text:p>
      <text:p text:style-name="Normal">RNG 0×A The RNG register name stands for range and is primarily used to</text:p>
      <text:p text:style-name="Normal">determine exception handling offsets.</text:p>
      <text:p text:style-name="Normal">ILE 0×B The ILE register name stands for instructions left for execution</text:p>
      <text:p text:style-name="Normal">and is primarily used for executing blocks of instructions. This</text:p>
      <text:p text:style-name="Normal">register is decremented for each executed instruction.</text:p>
      <text:p text:style-name="Normal">0×C</text:p>
      <text:p text:style-name="Normal">0×D</text:p>
      <text:p text:style-name="Normal">0×E</text:p>
      <text:p text:style-name="Normal">0×F</text:p>
      <text:p text:style-name="Normal">3.4. Standard Types</text:p>
      <text:p text:style-name="Normal">The <text:s/>Sleek <text:s/>Instruction <text:s/>Set <text:s/>has <text:s/>an <text:s/>amount <text:s/>of <text:s/>generic <text:s/>instructions <text:s/>that <text:s/>operate</text:p>
      <text:p text:style-name="Normal">differently <text:s/>depending <text:s/>on <text:s/>a <text:s/>following <text:s/>bit <text:s/>that <text:s/>denotes <text:s/>which <text:s/>type <text:s/>of <text:s/>data <text:s/>is</text:p>
      <text:p text:style-name="Normal">incoming. <text:s/>Following <text:s/>below <text:s/>is <text:s/>a <text:s/>table <text:s/>of <text:s/>the <text:s/>bytes <text:s/>that <text:s/>are <text:s/>used <text:s/>for <text:s/>these</text:p>
      <text:p text:style-name="Normal">denotations.<text:s/></text:p>
      <text:p text:style-name="Normal">Name Byte Description</text:p>
      <text:p text:style-name="Normal">SINT1 0×0 Signed integer of 1 byte.Name Byte Description</text:p>
      <text:p text:style-name="Normal">SINT2 0×1 Signed integer of 2 bytes.</text:p>
      <text:soft-page-break/>
      <text:p text:style-name="Normal">SINT4 0×2 Signed integer of 4 bytes.</text:p>
      <text:p text:style-name="Normal">SINT8 0×3 Signed integer of 8 bytes.</text:p>
      <text:p text:style-name="Normal">UINT1 0×4 Unsigned integer of 1 byte.</text:p>
      <text:p text:style-name="Normal">UINT2 0×5 Unsigned integer of 2 bytes.</text:p>
      <text:p text:style-name="Normal">UINT4 0×6 Unsigned integer of 4 bytes.</text:p>
      <text:p text:style-name="Normal">UINT8 0×7 Unsigned integer of 8 bytes.</text:p>
      <text:p text:style-name="Normal">FTPV4 0×8 Floating point value of 4 bytes.</text:p>
      <text:p text:style-name="Normal">FTPV8 0×9 Floating point value of 8 bytes.</text:p>
      <text:p text:style-name="Normal">PTR48 0×A System pointer of 4 or 8 bytes.</text:p>
      <text:p text:style-name="Normal">3.5. Error Codes</text:p>
      <text:p text:style-name="Normal">The <text:s/>following <text:s/>is <text:s/>a <text:s/>table <text:s/>of <text:s/>error <text:s/>codes. <text:s/>The <text:s/>amount <text:s/>of <text:s/>error <text:s/>codes <text:s/>may <text:s/>be</text:p>
      <text:p text:style-name="Normal">extended in further revisions of this document.</text:p>
      <text:p text:style-name="Normal">Byte Name</text:p>
      <text:p text:style-name="Normal">0×00 UNDEFINED_ERROR</text:p>
      <text:p text:style-name="Normal">0×01 REDEFINED_CONSTANT</text:p>
      <text:p text:style-name="Normal">0×02 UNDEFINED_CONSTANT</text:p>
      <text:p text:style-name="Normal">3.6. Instructions</text:p>
      <text:p text:style-name="Normal">The <text:s/>following <text:s/>is <text:s/>a <text:s/>table <text:s/>of <text:s/>all <text:s/>of <text:s/>the <text:s/>256 <text:s/>instructions <text:s/>present <text:s/>in <text:s/>the <text:s/>Sleek</text:p>
      <text:p text:style-name="Normal">Instruction Set. The instructions make heavy use of the internal structure of the</text:p>
      <text:p text:style-name="Normal">virtual machine.<text:s/></text:p>
      <text:p text:style-name="Normal">The instruction set is divided into categories, each allocated 16 instructions. The</text:p>
      <text:p text:style-name="Normal">first category of instructions contains instructions relating to generic instructions</text:p>
      <text:p text:style-name="Normal">made on the top value of the stack.</text:p>
      <text:p text:style-name="Normal">The phrase 'generically' or 'generic' refers to a value or functionality that differs</text:p>
      <text:p text:style-name="Normal">depending <text:s/>on <text:s/>the <text:s/>current <text:s/>value <text:s/>of <text:s/>the <text:s/>TDF <text:s/>register. <text:s/>The <text:s/>implementer <text:s/>should</text:p>
      <text:soft-page-break/>
      <text:p text:style-name="Normal">implement <text:s/>a <text:s/>separate <text:s/>solution <text:s/>for <text:s/>each <text:s/>of <text:s/>the <text:s/>possible <text:s/>values <text:s/>of <text:s/>the <text:s/>TDF</text:p>
      <text:p text:style-name="Normal">registers for each instruction.</text:p>
      <text:p text:style-name="Normal">The phrase 'immutable' refers to a value that is constant for a period of time or</text:p>
      <text:p text:style-name="Normal">permanently.</text:p>
      <text:p text:style-name="Normal">Name Byte Description</text:p>
      <text:p text:style-name="Normal">SADD 0×10 This instruction takes one argument, A. The A argument is</text:p>
      <text:p text:style-name="Normal">generically added to the top value of the stack.</text:p>
      <text:p text:style-name="Normal">SDIV 0×11 This instruction takes one argument, A. The A argument is</text:p>
      <text:p text:style-name="Normal">generically subtracted from the top value of the stack.</text:p>
      <text:p text:style-name="Normal">SMUL 0×12 This instruction takes one argument, A. The top value of the stack</text:p>
      <text:p text:style-name="Normal">is generically multiplied with the A argument.</text:p>
      <text:p text:style-name="Normal">SSUB 0×13 This instruction takes one argument, A. The top value of the stack</text:p>
      <text:p text:style-name="Normal">is generically divided by the A argument.</text:p>
      <text:p text:style-name="Normal">SINC 0×14 This instruction generically increments the top value of the stack.</text:p>
      <text:p text:style-name="Normal">SDEC 0×15 This instruction generically decrements the top value of the stack.</text:p>
      <text:p text:style-name="Normal">SSVC 0×16 This instruction takes one argument, A. The A argument is a nullterminated string of bytes. A new entry is added to the threadlocal constant table, containing the A argument and the generic top</text:p>
      <text:p text:style-name="Normal">value of the stack. If an entry with the A key already exists, thisName Byte Description</text:p>
      <text:p text:style-name="Normal">instruction sets the ERR register to the REDEFINED_CONSTANT error</text:p>
      <text:p text:style-name="Normal">value.</text:p>
      <text:p text:style-name="Normal">SLDC 0×17 This instruction takes one argument, B. The B argument is a nullterminated string of bytes. The generic result of a lookup in the</text:p>
      <text:p text:style-name="Normal">thread-local constant table is pushed to the stack. If the lookup</text:p>
      <text:p text:style-name="Normal">failed, nothing is pushed and the ERR register is set to the</text:p>
      <text:p text:style-name="Normal">UNDEFINED_CONSTANT error value.</text:p>
      <text:p text:style-name="Normal">SJMP 0×18 This instruction takes no arguments. The virtual machine sets the</text:p>
      <text:soft-page-break/>
      <text:p text:style-name="Normal">RPT register to the current value of the PCT register, and the</text:p>
      <text:p text:style-name="Normal">value of the PCT register to the top value of the stack, treated as</text:p>
      <text:p text:style-name="Normal">a PTR48 value.</text:p>
      <text:p text:style-name="Normal">SREG 0×19 This instruction takes one argument, A. The virtual machine</text:p>
      <text:p text:style-name="Normal">generically sets the value of the register defined in A to the</text:p>
      <text:p text:style-name="Normal">pulled value of the stack. <text:s/></text:p>
      <text:p text:style-name="Normal">SDUP 0×1A This instruction generically pushes the current top value of the</text:p>
      <text:p text:style-name="Normal">stack to the stack.</text:p>
      <text:p text:style-name="Normal">SSWP 0×1B This instruction generically pulls twice and then pushes the pulled</text:p>
      <text:p text:style-name="Normal">values in reverse order.<text:s/></text:p>
      <text:p text:style-name="Normal">STPT 0×1C This instruction takes one argument, A. The virtual machine</text:p>
      <text:p text:style-name="Normal">increments the SPT register and generically sets the top value of</text:p>
      <text:p text:style-name="Normal">the stack to the value pointed at by the generic pointer A.</text:p>
      <text:p text:style-name="Normal">SFPT 0×1D This instruction takes one argument, A. The virtual machine sets</text:p>
      <text:p text:style-name="Normal">the value pointed at by the generic pointer A to the top value of</text:p>
      <text:p text:style-name="Normal">the stack and decrements the SPT register.</text:p>
      <text:p text:style-name="Normal">PUSH 0×1E This instruction takes one argument, A. The virtual machine</text:p>
      <text:p text:style-name="Normal">increments the SPT register and generically sets the top value of</text:p>
      <text:p text:style-name="Normal">the stack to the value of the register defined in A.<text:s/></text:p>
      <text:p text:style-name="Normal">PULL 0×1F This instruction takes one argument, A. The virtual machine</text:p>
      <text:p text:style-name="Normal">generically sets the value of the register defined in A to the top</text:p>
      <text:p text:style-name="Normal">value of the stack and decrements the SPT register.</text:p>
      <text:p text:style-name="Normal">THRW 0×20 This instruction takes one argument, A. The virtual machine sets</text:p>
      <text:p text:style-name="Normal">the bits of the EXC register to the bits of the argument A. The</text:p>
      <text:p text:style-name="Normal">virtual machine then executes the RTHW instruction.</text:p>
      <text:soft-page-break/>
      <text:p text:style-name="Normal">CTCH 0×21 This instruction takes no arguments.</text:p>
      <text:p text:style-name="Normal">FNLY 0×22 This instruction takes no arguments.</text:p>
      <text:p text:style-name="Normal">FNLZ 0×23 This instruction takes one argument, A. When the virtual machine is</text:p>
      <text:p text:style-name="Normal">exiting, the virtual machine sets the PCT register to this</text:p>
      <text:p text:style-name="Normal">instruction and<text:s/></text:p>
      <text:p text:style-name="Normal">CBCK 0×24</text:p>
      <text:p text:style-name="Normal">CHCK 0×25</text:p>
      <text:p text:style-name="Normal">RTHW 0×26 This instruction takes no arguments. The virtual machine jumps to</text:p>
      <text:p text:style-name="Normal">the nearest CTCH instruction within RNG bytes and executes RNG</text:p>
      <text:p text:style-name="Normal">bytes of instructions. Then, the virtual machine jumps to the</text:p>
      <text:p text:style-name="Normal">nearest FNLY instruction within RNG bytes.</text:p>
      <text:p text:style-name="Normal">JUMP 0×27</text:p>
      <text:p text:style-name="Normal">RTRN 0×28</text:p>
      <text:p text:style-name="Normal">SUBR 0×29</text:p>
      <text:p text:style-name="Normal">JTSR 0×2A</text:p>
      <text:p text:style-name="Normal">0×2B</text:p>
      <text:p text:style-name="Normal">0×2C</text:p>
      <text:p text:style-name="Normal">0×2D</text:p>
      <text:p text:style-name="Normal">0×2E</text:p>
      <text:p text:style-name="Normal">EOIN 0×2F This byte marks the end of an instructio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Lotenberg Family</meta:initial-creator>
    <dc:creator>Lotenberg Family</dc:creator>
    <meta:creation-date>2013-01-06T17:30:00Z</meta:creation-date>
    <dc:date>2013-01-06T17:31:00Z</dc:date>
    <meta:template xlink:href="Normal.dotm" xlink:type="simple"/>
    <meta:editing-cycles>2</meta:editing-cycles>
    <meta:editing-duration>PT60S</meta:editing-duration>
    <meta:document-statistic meta:page-count="10" meta:paragraph-count="28" meta:word-count="2122" meta:character-count="14193" meta:row-count="100" meta:non-whitespace-character-count="12099"/>
  </office:meta>
</office:document-meta>
</file>